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officeooo:rsid="002cfd08" officeooo:paragraph-rsid="00303da1"/>
    </style:style>
    <style:style style:name="P43" style:family="paragraph" style:parent-style-name="Standard">
      <style:text-properties officeooo:paragraph-rsid="002ea49b"/>
    </style:style>
    <style:style style:name="P44" style:family="paragraph" style:parent-style-name="Standard">
      <style:text-properties officeooo:rsid="003a1f05" officeooo:paragraph-rsid="003a1f05"/>
    </style:style>
    <style:style style:name="P45" style:family="paragraph" style:parent-style-name="Standard">
      <style:text-properties officeooo:paragraph-rsid="003c8c49"/>
    </style:style>
    <style:style style:name="P46" style:family="paragraph" style:parent-style-name="Standard">
      <style:text-properties officeooo:paragraph-rsid="0041651f"/>
    </style:style>
    <style:style style:name="P47" style:family="paragraph" style:parent-style-name="Standard">
      <style:text-properties officeooo:rsid="004502dd" officeooo:paragraph-rsid="004502dd"/>
    </style:style>
    <style:style style:name="P48" style:family="paragraph" style:parent-style-name="Standard">
      <style:text-properties officeooo:rsid="00496c81" officeooo:paragraph-rsid="00496c81"/>
    </style:style>
    <style:style style:name="P49" style:family="paragraph" style:parent-style-name="Standard">
      <style:text-properties officeooo:rsid="004b5ac2" officeooo:paragraph-rsid="004bb7e2"/>
    </style:style>
    <style:style style:name="P50" style:family="paragraph" style:parent-style-name="Standard">
      <style:text-properties officeooo:rsid="004c265e" officeooo:paragraph-rsid="004c265e"/>
    </style:style>
    <style:style style:name="P51" style:family="paragraph" style:parent-style-name="Standard">
      <style:text-properties officeooo:rsid="004c265e" officeooo:paragraph-rsid="004fb4c4"/>
    </style:style>
    <style:style style:name="P52" style:family="paragraph" style:parent-style-name="Standard">
      <style:text-properties officeooo:rsid="004c265e" officeooo:paragraph-rsid="0055e392"/>
    </style:style>
    <style:style style:name="P53" style:family="paragraph" style:parent-style-name="Standard">
      <style:text-properties officeooo:paragraph-rsid="00513632"/>
    </style:style>
    <style:style style:name="P54" style:family="paragraph" style:parent-style-name="Standard">
      <style:text-properties officeooo:paragraph-rsid="0054e4d1"/>
    </style:style>
    <style:style style:name="P55" style:family="paragraph" style:parent-style-name="Standard">
      <style:text-properties officeooo:paragraph-rsid="0055e392"/>
    </style:style>
    <style:style style:name="P56" style:family="paragraph" style:parent-style-name="Standard">
      <style:text-properties officeooo:rsid="0056f644" officeooo:paragraph-rsid="0056f644"/>
    </style:style>
    <style:style style:name="P57" style:family="paragraph" style:parent-style-name="Standard">
      <style:text-properties officeooo:rsid="00577f36" officeooo:paragraph-rsid="00577f36"/>
    </style:style>
    <style:style style:name="P58" style:family="paragraph" style:parent-style-name="Standard">
      <style:text-properties officeooo:rsid="0059234e" officeooo:paragraph-rsid="0059234e"/>
    </style:style>
    <style:style style:name="P59" style:family="paragraph" style:parent-style-name="Standard">
      <style:text-properties officeooo:paragraph-rsid="005e3932"/>
    </style:style>
    <style:style style:name="P60" style:family="paragraph" style:parent-style-name="Standard">
      <style:text-properties officeooo:paragraph-rsid="0065f3d7"/>
    </style:style>
    <style:style style:name="P61" style:family="paragraph" style:parent-style-name="Standard">
      <style:text-properties officeooo:paragraph-rsid="006abdc5"/>
    </style:style>
    <style:style style:name="P62" style:family="paragraph" style:parent-style-name="Standard">
      <style:text-properties officeooo:paragraph-rsid="006ec529"/>
    </style:style>
    <style:style style:name="P63" style:family="paragraph" style:parent-style-name="Standard">
      <style:text-properties officeooo:paragraph-rsid="0075f07c"/>
    </style:style>
    <style:style style:name="P64" style:family="paragraph" style:parent-style-name="Standard">
      <style:text-properties officeooo:paragraph-rsid="007ea298"/>
    </style:style>
    <style:style style:name="P65" style:family="paragraph" style:parent-style-name="Standard">
      <style:text-properties officeooo:paragraph-rsid="0078c24a"/>
    </style:style>
    <style:style style:name="P66" style:family="paragraph" style:parent-style-name="Standard">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67" style:family="paragraph" style:parent-style-name="Standard">
      <style:text-properties fo:font-size="12pt" officeooo:rsid="006fd1c8" officeooo:paragraph-rsid="006fd1c8" style:font-size-asian="12pt" style:font-size-complex="12pt"/>
    </style:style>
    <style:style style:name="P68" style:family="paragraph" style:parent-style-name="Standard">
      <style:text-properties fo:font-size="12pt" officeooo:rsid="00777a4b" officeooo:paragraph-rsid="0075f07c" style:font-size-asian="12pt" style:font-size-complex="12pt"/>
    </style:style>
    <style:style style:name="P69" style:family="paragraph" style:parent-style-name="Standard">
      <style:text-properties fo:color="#000000" loext:opacity="100%" fo:font-style="normal" fo:font-weight="normal" style:font-style-asian="normal" style:font-weight-asian="normal"/>
    </style:style>
    <style:style style:name="P70" style:family="paragraph" style:parent-style-name="Table_20_Contents">
      <style:paragraph-properties style:line-height-at-least="0.529cm"/>
      <style:text-properties style:font-name="ui-monospace" fo:font-size="9pt"/>
    </style:style>
    <style:style style:name="P71" style:family="paragraph" style:parent-style-name="Table_20_Contents">
      <style:text-properties fo:font-size="2pt" style:font-size-asian="2pt" style:font-size-complex="2pt"/>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loext:opacity="100%" style:font-name="Publico" fo:letter-spacing="normal" fo:font-style="normal" fo:font-weight="normal"/>
    </style:style>
    <style:style style:name="T5" style:family="text">
      <style:text-properties fo:font-variant="normal" fo:text-transform="none" fo:color="#333333" loext:opacity="100%" style:font-name="Publico" fo:font-size="12pt" fo:letter-spacing="normal" fo:font-style="normal" fo:font-weight="normal" style:font-size-asian="12pt" style:font-size-complex="12pt"/>
    </style:style>
    <style:style style:name="T6" style:family="text">
      <style:text-properties fo:font-variant="normal" fo:text-transform="none" fo:color="#333333" loext:opacity="100%"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12pt" fo:letter-spacing="normal" style:font-size-asian="12pt" style:font-size-complex="12pt"/>
    </style:style>
    <style:style style:name="T12" style:family="text">
      <style:text-properties fo:font-variant="normal" fo:text-transform="none" fo:color="#333333" loext:opacity="100%" fo:font-size="12pt" fo:letter-spacing="normal" officeooo:rsid="002cfd08"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style:font-name="serif" fo:font-size="12pt" officeooo:rsid="003c8c49" style:font-size-asian="12pt" style:font-size-complex="12pt"/>
    </style:style>
    <style:style style:name="T71" style:family="text">
      <style:text-properties style:font-name="serif" fo:font-size="12.75pt" officeooo:rsid="003c8c49" style:font-size-asian="12pt" style:font-size-complex="12pt"/>
    </style:style>
    <style:style style:name="T72" style:family="text">
      <style:text-properties officeooo:rsid="0065fd6f"/>
    </style:style>
    <style:style style:name="T73" style:family="text">
      <style:text-properties officeooo:rsid="006f8e30"/>
    </style:style>
    <style:style style:name="T74" style:family="text">
      <style:text-properties fo:color="#000000" loext:opacity="100%" style:font-name="Liberation Serif"/>
    </style:style>
    <style:style style:name="T75" style:family="text">
      <style:text-properties fo:color="#000000" loext:opacity="100%" fo:font-style="normal" fo:font-weight="normal" style:font-style-asian="normal" style:font-weight-asian="normal"/>
    </style:style>
    <style:style style:name="T76" style:family="text">
      <style:text-properties officeooo:rsid="0083cbb2"/>
    </style:style>
    <style:style style:name="T77" style:family="text">
      <style:text-properties officeooo:rsid="00877541"/>
    </style:style>
    <style:style style:name="T78" style:family="text">
      <style:text-properties officeooo:rsid="008883fb"/>
    </style:style>
    <style:style style:name="T79" style:family="text">
      <style:text-properties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66">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2"/>
      <text:p text:style-name="P43"><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Anwendungsfall stark ankommt. Ist das Produkt eine Webseite, die ständig weiterentwickelt wird, dann ist es viel wichtiger, </text:span><text:soft-page-break/><text:span text:style-name="T5">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4"><text:span text:style-name="T17">Tempor</text:span><text:span text:style-name="T18">äre Objekte</text:span></text:p>
      <text:p text:style-name="P45"><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1">In concept (though not always in practice), rvalues correspond to</text:span><text:span text:style-name="T70"> </text:span><text:span text:style-name="T71">temporary objects returned from functions, while lvalues correspond to objects you</text:span><text:span text:style-name="T70"> </text:span><text:span text:style-name="T71">can refer to, either by name or by following a pointer or lvalue reference.</text:span><text:span text:style-name="T70"> </text:span><text:span text:style-name="T71">A useful heuristic to determine whether an expression is an lvalue is to ask if you can</text:span><text:span text:style-name="T70"> </text:span><text:span text:style-name="T71">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46"><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47"><text:span text:style-name="T25">R</text:span><text:span text:style-name="T17">untime type Identificat</text:span><text:span text:style-name="T26">ion</text:span></text:p>
      <text:p text:style-name="P48"><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49"><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0"><text:span text:style-name="T28">S</text:span><text:span text:style-name="T17">peicher Management </text:span></text:p>
      <text:p text:style-name="P16"/>
      <text:p text:style-name="P16">Einleitung </text:p>
      <text:p text:style-name="P51"><text:span text:style-name="T17">Der Speicher ist ganz klar die wichtigste Komponente beim schreiben von einem Programm, denn ohne den Speicher geht nichts. </text:span><text:span text:style-name="T29">Da diese Komponente so enorm wichtig ist, muss auch besonders darauf acht gegeben werden. Vor allem wenn es um die Performance eines Programms geht, kann </text:span><text:soft-page-break/><text:span text:style-name="T29">beim Speicher Management viel herausgeholt werden. In C++ ist dem Programmierer die Möglichkeit gegeben, zwischen dem „Stack“ und dem „Heap“ zu Entscheiden, wo dieser seine Objekte speichert. </text:span></text:p>
      <text:p text:style-name="P17"/>
      <text:p text:style-name="P57"><text:span text:style-name="T29">S</text:span><text:span text:style-name="T17">tack </text:span></text:p>
      <text:p text:style-name="P51"><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57"><text:span text:style-name="T32">H</text:span><text:span text:style-name="T17">eap</text:span></text:p>
      <text:p text:style-name="P53"><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2"><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56"><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4"><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55"><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55"><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58"><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0"><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auch auf dem Heap gespeichert und dessen Felder auf den Wert 2 gesetzt. </text:span><text:span text:style-name="T49">Dabei wurde die Compi</text:span><text:soft-page-break/><text:span text:style-name="T49">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72">Dadurch wurde der Komplette Code für die Stack Implementierung verworfen und die gemessene Zeit resultierte in 0 Millisekunden.</text:span></text:p>
      <text:p text:style-name="P29"><text:s/></text:p>
      <text:p text:style-name="P25">„New“ Operator Überschreiben</text:p>
      <text:p text:style-name="P59"><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59"><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1"><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2"><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73">und das Programm nicht abstürzt wenn beide Objekte gelöscht werden. </text:span></text:p>
      <text:p text:style-name="P32"/>
      <text:p text:style-name="P67">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3"><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74">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65"><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4"><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77">Wie zu sehen ist, sind die zwei Variablen in einem „union“ gespeichert um das „zero overhead prinzip“ nicht zu verletzen. </text:span>Die Idee dahinter ist es, <text:span text:style-name="T76">die „Exception“ nicht mehr zu werfen, sondern die</text:span><text:soft-page-break/><text:span text:style-name="T76">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78">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36">Strings </text:p>
      <text:p text:style-name="Standard"><text:span text:style-name="T75">Heutzutage ist es schon fast undenkbar und unmöglich ein Programm ohne \emph{Strings} zu</text:span><text:line-break/><text:span text:style-name="T75">schreiben. Sie sind ein fester Bestandteil, bei so gut wie jeder höheren Programmiersprache,</text:span><text:line-break/><text:span text:style-name="T75">geworden. Viele Programmierer sehen diese deswegen als etwas sehr leichtgewichtiges. Dies kommt daher, dass Strings genauso behandelt werden wie primitive Datentypen wie „int“ oder „char“. Jedoch wäre es Fatal anzunehmen, dass Operationen mit „Strings“ genauso effizient geschehen, wie bei den primitiven Datentypen. Dies zeigt auch das folgende Zitat: „</text:span><text:span text:style-name="T79">Strings are simple in concept, but quite subtle to implement efficiently. The particular combination of features in std::string interact in ways that make an efficient implementation almost impossible</text:span><text:span text:style-name="T75">“ [Opitimize C++].</text:span></text:p>
      <text:p text:style-name="P69"/>
      <text:p text:style-name="Standard"><text:span text:style-name="T75">Probleme mit Strings</text:span></text:p>
      <text:p text:style-name="Standard"><text:span text:style-name="T75">Die zwei großen Probleme die „Strings“ mit sich ziehen sind folgende: </text:span></text:p>
      <text:p text:style-name="P69"/>
      <text:p text:style-name="Standard"><text:span text:style-name="T75">1. „Strings“ werden auf dem „Heap“ gespeichert, was, wie im Kapitel „Speicher Management“ gezeigt ein sehr Teurer Prozess ist.</text:span></text:p>
      <text:p text:style-name="Standard"><text:span text:style-name="T75">2. Dadurch dass „Strings“ wie primitive Datentypen behandelt werden, verursachen „Strings“ viele Kopiervorgänge, was, wie im Kapitel „Kopieren von Objekten“ sehr suboptimal ist.</text:span></text:p>
      <text:p text:style-name="P36"/>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1H6M18S</meta:editing-duration>
    <meta:editing-cycles>29</meta:editing-cycles>
    <meta:generator>LibreOffice/7.0.1.2$Windows_X86_64 LibreOffice_project/7cbcfc562f6eb6708b5ff7d7397325de9e764452</meta:generator>
    <dc:date>2021-09-09T18:06:09.454000000</dc:date>
    <meta:document-statistic meta:table-count="0" meta:image-count="0" meta:object-count="0" meta:page-count="6" meta:paragraph-count="65" meta:word-count="2973" meta:character-count="20731" meta:non-whitespace-character-count="17785"/>
  </office:meta>
</office:document-meta>
</file>